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218.44pt"/>
    </style:style>
    <style:style style:name="co9" style:family="table-column">
      <style:table-column-properties fo:break-before="auto" style:column-width="150.49pt"/>
    </style:style>
    <style:style style:name="co10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453.63pt" svg:height="255.26pt" svg:x="849.12pt" svg:y="20.35pt">
            <draw:object draw:notify-on-update-of-ranges="Profiles.B4:Profiles.D4 Profiles.A5:Profiles.A5 Profiles.B5:Profiles.D5 Profiles.A6:Profiles.A6 Profiles.B6:Profiles.D6 Profiles.A7:Profiles.A7 Profiles.B7:Profiles.D7 Profiles.A8:Profiles.A8 Profiles.B8:Profiles.D8 Profiles.A9:Profiles.A9 Profiles.B9:Profiles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table:style-name="ce15"/>
          <table:table-cell table:number-columns-repeated="2"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40]" office:value-type="float" office:value="0.020532" calcext:value-type="float">
            <text:p>0.020532</text:p>
          </table:table-cell>
          <table:table-cell table:formula="of:=[$Timing.F41]" office:value-type="float" office:value="0.032531" calcext:value-type="float">
            <text:p>0.032531</text:p>
          </table:table-cell>
          <table:table-cell table:formula="of:=[$Timing.F42]" office:value-type="float" office:value="0.015441" calcext:value-type="float">
            <text:p>0.015441</text:p>
          </table:table-cell>
          <table:table-cell table:formula="of:=[$Timing.F43]" office:value-type="float" office:value="0.013367" calcext:value-type="float">
            <text:p>0.013367</text:p>
          </table:table-cell>
          <table:table-cell table:formula="of:=[$Timing.F44]" office:value-type="float" office:value="0.013368" calcext:value-type="float">
            <text:p>0.013368</text:p>
          </table:table-cell>
          <table:table-cell table:formula="of:=[$Timing.F45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46]" office:value-type="float" office:value="0.008814" calcext:value-type="float">
            <text:p>0.008814</text:p>
          </table:table-cell>
          <table:table-cell table:formula="of:=[$Timing.F47]" office:value-type="float" office:value="0.008867" calcext:value-type="float">
            <text:p>0.008867</text:p>
          </table:table-cell>
          <table:table-cell table:formula="of:=[$Timing.F48]" office:value-type="float" office:value="0.00566" calcext:value-type="float">
            <text:p>0.00566</text:p>
          </table:table-cell>
          <table:table-cell/>
          <table:table-cell table:formula="of:=[$Timing.F49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72]" office:value-type="float" office:value="7.075472" calcext:value-type="float">
            <text:p>7.075472</text:p>
          </table:table-cell>
          <table:table-cell table:formula="of:=[$Timing.F73]" office:value-type="float" office:value="3.002719" calcext:value-type="float">
            <text:p>3.002719</text:p>
          </table:table-cell>
          <table:table-cell table:formula="of:=[$Timing.F74]" office:value-type="float" office:value="2.979217" calcext:value-type="float">
            <text:p>2.979217</text:p>
          </table:table-cell>
          <table:table-cell table:formula="of:=[$Timing.F75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68]" office:value-type="float" office:value="2.632804" calcext:value-type="float">
            <text:p>2.632804</text:p>
          </table:table-cell>
          <table:table-cell table:formula="of:=[$Timing.F69]" office:value-type="float" office:value="1.991902" calcext:value-type="float">
            <text:p>1.991902</text:p>
          </table:table-cell>
          <table:table-cell table:formula="of:=[$Timing.F70]" office:value-type="float" office:value="2.012528" calcext:value-type="float">
            <text:p>2.012528</text:p>
          </table:table-cell>
          <table:table-cell table:formula="of:=[$Timing.F71]" office:value-type="float" office:value="0.311534" calcext:value-type="float">
            <text:p>0.311534</text:p>
          </table:table-cell>
          <table:table-cell table:number-columns-repeated="2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ce6"/>
        <table:table-column table:style-name="co6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9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3" table:number-columns-repeated="2"/>
          <table:table-cell table:style-name="ce16" table:number-columns-repeated="1020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3" table:number-columns-repeated="2"/>
          <table:table-cell table:style-name="ce16" table:number-columns-repeated="1020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3" table:number-columns-repeated="2"/>
          <table:table-cell table:style-name="ce16" table:number-columns-repeated="1020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3" table:number-columns-repeated="2"/>
          <table:table-cell table:style-name="ce16" table:number-columns-repeated="1020"/>
        </table:table-row>
        <table:table-row table:style-name="ro1">
          <table:table-cell table:style-name="ce3"/>
          <table:table-cell table:style-name="ce13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table:style-name="ce13" office:value-type="string" calcext:value-type="string">
            <text:p>Matrix -d=512 -p=5</text:p>
          </table:table-cell>
          <table:table-cell table:style-name="ce13" table:number-columns-repeated="2"/>
          <table:table-cell table:style-name="ce1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4:02:11.286091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05T09:32:13.526082817</dc:date>
    <meta:editing-duration>PT16H44M20S</meta:editing-duration>
    <meta:editing-cycles>32</meta:editing-cycles>
    <meta:generator>LibreOffice/6.1.5.2$Linux_ARM_EABI LibreOffice_project/10$Build-2</meta:generator>
    <meta:document-statistic meta:table-count="3" meta:cell-count="2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026cm" svg:y="3.208cm" style:legend-expansion="high" chart:style-name="ch2"/>
        <chart:plot-area chart:style-name="ch3" table:cell-range-address="Profiles.A4:Profiles.D9" chart:data-source-has-labels="both" svg:x="0.32cm" svg:y="0.18cm" svg:width="12.386cm" svg:height="8.646cm">
          <chartooo:coordinate-region svg:x="1.115cm" svg:y="0.379cm" svg:width="11.579cm" svg:height="7.8cm"/>
          <chart:axis chart:dimension="x" chart:name="primary-x" chart:style-name="ch4" chartooo:axis-type="auto">
            <chartooo:date-scale/>
            <chart:categories table:cell-range-address="Profiles.B4:Profiles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D5" chart:label-cell-address="Profiles.A5:Profiles.A5" chart:class="chart:bar">
            <chart:data-point chart:repeated="3"/>
          </chart:series>
          <chart:series chart:style-name="ch8" chart:values-cell-range-address="Profiles.B6:Profiles.D6" chart:label-cell-address="Profiles.A6:Profiles.A6" chart:class="chart:bar">
            <chart:data-point chart:repeated="3"/>
          </chart:series>
          <chart:series chart:style-name="ch9" chart:values-cell-range-address="Profiles.B7:Profiles.D7" chart:label-cell-address="Profiles.A7:Profiles.A7" chart:class="chart:bar">
            <chart:data-point chart:repeated="3"/>
          </chart:series>
          <chart:series chart:style-name="ch10" chart:values-cell-range-address="Profiles.B8:Profiles.D8" chart:label-cell-address="Profiles.A8:Profiles.A8" chart:class="chart:bar">
            <chart:data-point chart:repeated="3"/>
          </chart:series>
          <chart:series chart:style-name="ch11" chart:values-cell-range-address="Profiles.B9:Profiles.D9" chart:label-cell-address="Profiles.A9:Profiles.A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D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D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D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0">
                <text:p>0</text:p>
                <draw:g>
                  <svg:desc>Profiles.B9:Profiles.D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